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Betreff">
      <style:text-properties fo:font-weight="bold" style:font-weight-asian="bold" style:font-weight-complex="bold"/>
    </style:style>
    <style:style style:name="P2" style:family="paragraph" style:parent-style-name="Absender_5f_im_5f_Empfängerfeld">
      <style:text-properties style:font-name="Nimbus Roman No9 L3"/>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margin-top="0cm" fo:margin-bottom="0cm" fo:line-height="100%"/>
    </style:style>
    <style:style style:name="P7" style:family="paragraph" style:parent-style-name="Text" style:master-page-name=""/>
    <style:style style:name="P8" style:family="paragraph" style:parent-style-name="Text">
      <style:paragraph-properties fo:text-align="start" style:justify-single-word="false"/>
    </style:style>
    <style:style style:name="T1" style:family="text">
      <style:text-properties style:font-name-asian="Garamond" style:font-name-complex="Garamond"/>
    </style:style>
    <style:style style:name="T2" style:family="text">
      <style:text-properties fo:font-size="10pt" style:font-size-asian="10pt" style:font-size-complex="10pt"/>
    </style:style>
    <style:style style:name="T3" style:family="text">
      <style:text-properties fo:font-size="10pt" style:font-size-asian="10pt" style:font-size-complex="10pt"/>
    </style:style>
    <style:style style:name="fr1"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4" text:anchor-type="paragraph" svg:x="0.076cm" svg:y="6.302cm" svg:width="15.859cm" draw:z-index="4"><draw:text-box fo:min-height="0.741cm"><text:p text:style-name="P1">Rezensionen zu Kelsens Voegelin-Buch</text:p></draw:text-box></draw:frame><draw:frame draw:style-name="fr2" draw:name="Rahmen5" text:anchor-type="paragraph" svg:x="0.023cm" svg:y="0.007cm" svg:width="7.959cm" draw:z-index="3"><draw:text-box fo:min-height="0.854cm"><text:p text:style-name="P2">Eckhart Arnold <text:span text:style-name="T1">·</text:span> Leichlinger Str. 6 · 40591 Düsseldorf</text:p></draw:text-box></draw:frame><draw:frame draw:style-name="fr2"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3" draw:name="Rahmen2" text:anchor-type="paragraph" svg:x="10.204cm" svg:y="0.007cm" svg:width="5.786cm" draw:z-index="1"><draw:text-box fo:min-height="4.738cm"><text:p text:style-name="Sender">Eckhart Arnold<text:line-break/>Leichlinger Straße 6<text:line-break/>40591 Düsseldorf</text:p><text:p text:style-name="Sender"><text:span text:style-name="T2">Tel.: <text:tab/>0211 / 16 75 179<text:line-break/>Mobil: <text:tab/>0179 / 64 50 192<text:line-break/>E-Mail: <text:tab/></text:span><text:a xlink:type="simple" xlink:href="mailto:eckhart_arnold@hotmail.com"><text:span text:style-name="T3">eckhart_arnold@hotmail.com<text:line-break/></text:span></text:a><text:span text:style-name="T2">Web:<text:tab/></text:span><text:a xlink:type="simple" xlink:href="http://www.eckhartarnold.de/"><text:span text:style-name="T3">www.eckhartarnold.de</text:span></text:a></text:p></draw:text-box></draw:frame><draw:frame draw:style-name="fr2" draw:name="Rahmen3" text:anchor-type="paragraph" svg:x="8.292cm" svg:y="5.193cm" svg:width="7.721cm" draw:z-index="2"><draw:text-box fo:min-height="0.714cm"><text:p text:style-name="P5">26.8.2005</text:p></draw:text-box></draw:frame></text:p>
      <text:p text:style-name="P6">Sehr geehrter Herr Professor Walter,</text:p>
      <text:p text:style-name="Text"/>
      <text:p text:style-name="P7">Haben Sie herzlichen Dank für Ihren Brief vom 26. Juli 2005. Gerne schicke ich Ihnen die Rezension von Kelsens Voegelin-Kritik, die in der Zeitschrift „Sezession“ erschienen ist. Der Verfasser dieser Rezension, Herr Dr. Till Kinzel, war so freundlich, mir die ursprüngliche, ungekürzte Fassung der Rezension zukommen zu lassen, die ich Ihnen ebenfalls beilege. In der Zwischenzeit ist auch eine weitere Besprechung von Harald Bergbauer in der Zeitschrift „Unsere Agenda“ der Förderstiftung Konservative Bildung und Forschung erschienen. Auf diese Besprechung, die gerade auch meinem Nachwort gegenüber sehr kritisch ausfällt, habe ich mit einem Leserbrief reagiert. Sie finden die Besprechung und, für den Fall, dass es Sie interessiert, auch meine Antwort ebenfalls in diesem Brief.</text:p>
      <text:p text:style-name="Text"/>
      <text:p text:style-name="Text">Mit den besten Grüßen</text:p>
      <text:p text:style-name="Text"/>
      <text:p text:style-name="Text"/>
      <text:p text:style-name="P8">Eckhart Arn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7-11T18:58:09</meta:creation-date>
    <dc:date>2005-08-28T11:33:52</dc:date>
    <dc:language>de-DE</dc:language>
    <meta:editing-cycles>6</meta:editing-cycles>
    <meta:editing-duration>PT3H58M9S</meta:editing-duration>
    <meta:template xlink:type="simple" xlink:actuate="onRequest" xlink:role="template" xlink:href="../../../../.openoffice.org%25USERDIR2.0/user/template/Briefkopf_EA.ott" xlink:title="Briefkopf_EA" meta:date="2005-07-11T18:58:09"/>
    <meta:user-defined meta:name="Info 1"/>
    <meta:user-defined meta:name="Info 2"/>
    <meta:user-defined meta:name="Info 3"/>
    <meta:user-defined meta:name="Info 4"/>
    <meta:document-statistic meta:table-count="0" meta:image-count="0" meta:object-count="0" meta:page-count="1" meta:paragraph-count="13" meta:word-count="171" meta:character-count="1178"/>
  </office:meta>
</office:document-meta>
</file>